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draw:auto-grow-height="true" fo:min-height="2.63cm"/>
      <style:paragraph-properties style:writing-mode="lr-tb"/>
    </style:style>
    <style:style style:name="pr9" style:family="presentation" style:parent-style-name="Standard-outline1">
      <style:graphic-properties fo:min-height="9.135cm"/>
      <style:paragraph-properties style:writing-mode="lr-tb"/>
    </style:style>
    <style:style style:name="pr10" style:family="presentation" style:parent-style-name="Standard-title">
      <style:graphic-properties draw:auto-grow-height="true" fo:min-height="2.63cm"/>
      <style:paragraph-properties style:writing-mode="lr-tb"/>
    </style:style>
    <style:style style:name="pr11" style:family="presentation" style:parent-style-name="Standard-outline1" style:list-style-name="L2">
      <style:graphic-properties fo:min-height="11.929cm"/>
      <style:paragraph-properties style:writing-mode="lr-tb"/>
    </style:style>
    <style:style style:name="pr12" style:family="presentation" style:parent-style-name="Standard-outline1">
      <style:graphic-properties fo:min-height="4.357cm"/>
      <style:paragraph-properties style:writing-mode="lr-tb"/>
    </style:style>
    <style:style style:name="pr13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14" style:family="presentation" style:parent-style-name="Blueprint_20_Plans-outline1">
      <style:graphic-properties fo:min-height="7.651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line-height="100%" fo:text-align="start" style:writing-mode="lr-tb"/>
    </style:style>
    <style:style style:name="P12" style:family="paragraph">
      <style:paragraph-properties fo:margin-left="0cm" fo:margin-right="0cm" fo:margin-top="0.3cm" fo:margin-bottom="0cm" fo:line-height="100%" fo:text-align="start" fo:text-indent="0cm" style:writing-mode="lr-tb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text-properties fo:color="#2a6099" loext:opacity="100%" fo:font-size="18pt" style:font-size-asian="18pt" style:font-size-complex="18pt"/>
    </style:style>
    <style:style style:name="P15" style:family="paragraph">
      <style:text-properties fo:color="#2a6099" loext:opacity="100%" loext:color-lum-mod="100%" loext:color-lum-off="0%" fo:font-size="18pt" style:font-size-asian="18pt" style:font-size-complex="18pt"/>
    </style:style>
    <style:style style:name="P16" style:family="paragraph">
      <style:text-properties fo:color="#55308d" loext:opacity="100%" fo:font-size="16pt" style:font-size-asian="16pt" style:font-size-complex="16pt"/>
    </style:style>
    <style:style style:name="P17" style:family="paragraph">
      <style:text-properties fo:color="#55308d" loext:opacity="100%" loext:color-lum-mod="100%" loext:color-lum-off="0%" fo:font-size="16pt" style:font-size-asian="16pt" style:font-size-complex="16pt"/>
    </style:style>
    <style:style style:name="P18" style:family="paragraph">
      <style:text-properties fo:color="#2a6099" loext:opacity="100%" fo:font-size="16pt" style:font-size-asian="16pt" style:font-size-complex="16pt"/>
    </style:style>
    <style:style style:name="P19" style:family="paragraph">
      <style:text-properties fo:color="#2a6099" loext:opacity="100%" loext:color-lum-mod="100%" loext:color-lum-off="0%" fo:font-size="16pt" style:font-size-asian="16pt" style:font-size-complex="16pt"/>
    </style:style>
    <style:style style:name="P20" style:family="paragraph">
      <style:paragraph-properties fo:margin-left="0cm" fo:margin-right="0cm" fo:margin-top="0.374cm" fo:margin-bottom="0cm" fo:text-indent="0cm"/>
      <style:text-properties fo:color="#2a6099" loext:opacity="100%"/>
    </style:style>
    <style:style style:name="P21" style:family="paragraph">
      <style:text-properties fo:color="#2a6099" loext:opacity="100%" loext:color-lum-mod="100%" loext:color-lum-off="0%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style:paragraph-properties fo:text-align="start" style:writing-mode="lr-tb"/>
      <style:text-properties fo:color="#dddddd" loext:opacity="100%" loext:color-lum-mod="100%" loext:color-lum-off="0%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loext:graphic-properties draw:fill="none"/>
      <style:paragraph-properties style:writing-mode="lr-tb"/>
      <style:text-properties fo:color="#2a6099" loext:opacity="100%" loext:color-lum-mod="100%" loext:color-lum-off="0%"/>
    </style:style>
    <style:style style:name="P27" style:family="paragraph">
      <style:paragraph-properties fo:text-align="justify"/>
      <style:text-properties fo:color="#2a6099" loext:opacity="100%"/>
    </style:style>
    <style:style style:name="P28" style:family="paragraph">
      <loext:graphic-properties draw:fill="none"/>
      <style:text-properties fo:color="#2a6099" loext:opacity="100%" loext:color-lum-mod="100%" loext:color-lum-off="0%"/>
    </style:style>
    <style:style style:name="P29" style:family="paragraph">
      <style:text-properties fo:color="#2a6099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32pt" fo:letter-spacing="normal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9pt" fo:letter-spacing="normal" fo:font-style="normal" fo:text-shadow="none" style:text-underline-style="none" fo:font-weight="normal" style:letter-kerning="true" fo:background-color="transparent" style:font-size-asian="29pt" style:font-style-asian="normal" style:font-weight-asian="normal" style:font-size-complex="2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loext:opacity="100%" style:text-line-through-style="none" style:text-line-through-type="none" style:text-position="0% 100%" style:font-name="Noto Sans1" fo:font-size="21pt" fo:letter-spacing="normal" fo:font-style="normal" fo:text-shadow="1pt 1pt" style:text-underline-style="solid" style:text-underline-width="auto" style:text-underline-color="font-color" fo:font-weight="bold" style:font-size-asian="21pt" style:font-style-asian="normal" style:font-weight-asian="normal" style:font-size-complex="2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language="de" fo:country="DE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2a6099" loext:opacity="100%"/>
    </style:style>
    <style:style style:name="T15" style:family="text">
      <style:text-properties fo:color="#55308d" loext:opacity="100%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color="#2a6099" loext:opacity="100%" fo:font-size="18pt" style:font-size-asian="18pt" style:font-size-complex="18pt"/>
    </style:style>
    <style:style style:name="T18" style:family="text">
      <style:text-properties fo:color="#55308d" loext:opacity="100%" fo:font-size="16pt" style:font-size-asian="16pt" style:font-size-complex="16pt"/>
    </style:style>
    <style:style style:name="T19" style:family="text">
      <style:text-properties fo:color="#2a6099" loext:opacity="100%" fo:font-size="16pt" style:font-size-asian="16pt" style:font-size-complex="16pt"/>
    </style:style>
    <style:style style:name="T20" style:family="text">
      <style:text-properties fo:color="#2a6099" loext:opacity="100%" fo:font-size="14pt" style:font-size-asian="14pt" style:font-size-complex="14pt"/>
    </style:style>
    <style:style style:name="T21" style:family="text">
      <style:text-properties fo:color="#55308d" loext:opacity="100%" fo:font-size="14pt" style:font-size-asian="14pt" style:font-size-complex="14pt"/>
    </style:style>
    <style:style style:name="T22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itbestimmung im Betrie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Jugend- und Auszubildendenvertretungen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hanh-Viet Nguye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Inhaltsverzeichnis</text:span></text:p>
          </draw:text-box>
        </draw:frame>
        <draw:frame presentation:style-name="pr6" draw:text-style-name="P9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8"><text:span text:style-name="T5">Bedeutung</text:span></text:p>
                <text:p text:style-name="P8"><text:span text:style-name="T5"/></text:p>
              </text:list-item>
              <text:list-item>
                <text:p text:style-name="P8"><text:span text:style-name="T5">Aufbau </text:span></text:p>
                <text:p text:style-name="P8"><text:span text:style-name="T5"/></text:p>
              </text:list-item>
              <text:list-item>
                <text:p text:style-name="P8"><text:span text:style-name="T5"/></text:p>
                <text:p text:style-name="P8"><text:span text:style-name="T5"/></text:p>
              </text:list-item>
              <text:list-item>
                <text:p text:style-name="P8"><text:span text:style-name="T5">Arbeit des Betriebsrats</text:span></text:p>
                <text:p text:style-name="P8"><text:span text:style-name="T5"/></text:p>
              </text:list-item>
              <text:list-item>
                <text:p text:style-name="P8"><text:span text:style-name="T5">Quellenverzeichnis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">
        <draw:frame presentation:style-name="pr8" draw:text-style-name="P8" draw:layer="layout" svg:width="25.199cm" svg:height="5.535cm" svg:x="1.4cm" svg:y="-0.825cm" presentation:class="title">
          <draw:text-box>
            <text:p text:style-name="P8"><text:span text:style-name="T6"><text:line-break/></text:span><text:span text:style-name="T7">Bedeutung</text:span><text:span text:style-name="T8"><text:line-break/></text:span><text:line-break/></text:p>
          </draw:text-box>
        </draw:frame>
        <draw:frame presentation:style-name="pr6" draw:text-style-name="P9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 text:style-name="P8"><text:span text:style-name="T9">Die Jugend- und Auszubildendenvertretungen auch JAV genannt, </text:span></text:p>
                <text:p text:style-name="P8"><text:span text:style-name="T9">vertritt die Jüngeren und Auszubildenen.</text:span></text:p>
                <text:p text:style-name="P8"><text:span text:style-name="T5"/></text:p>
              </text:list-item>
              <text:list-item>
                <text:p text:style-name="P8"><text:span text:style-name="T10">Voraussetzungen: </text:span></text:p>
                <text:list>
                  <text:list-item>
                    <text:p text:style-name="P11"><text:span text:style-name="T9">Betriebs- oder Personal im Unternehmen</text:span></text:p>
                  </text:list-item>
                  <text:list-item>
                    <text:p text:style-name="P11"><text:span text:style-name="T9">Mindestens 5 Wahlberechtigte Mitarbeiter*inen</text:span></text:p>
                  </text:list-item>
                </text:list>
              </text:list-item>
              <text:list-item>
                <text:p text:style-name="P11"><text:span text:style-name="T10">Kann nicht </text:span><text:span text:style-name="T11">eigenständig</text:span><text:span text:style-name="T10"> aktiv werden </text:span></text:p>
                <text:list>
                  <text:list-item>
                    <text:p text:style-name="P12"><text:span text:style-name="T9">Betriebs- und Personalrat können direkt mit den Arbeitgeber verhandeln</text:span></text:p>
                  </text:list-item>
                  <text:list-item>
                    <text:p text:style-name="P11"><text:span text:style-name="T9">Enge Zusammenarbeit mit den Betriebsrat</text:span></text:p>
                    <text:p text:style-name="P11"><text:span text:style-name="T5"/></text:p>
                    <text:p text:style-name="P11"><text:span text:style-name="T5"/></text:p>
                    <text:p text:style-name="P11"><text:span text:style-name="T5"/></text:p>
                  </text:list-item>
                </text:list>
              </text:list-item>
            </text:list>
          </draw:text-box>
        </draw:frame>
        <draw:frame presentation:style-name="pr9" draw:text-style-name="P13" draw:layer="layout" svg:width="12.297cm" svg:height="9.134cm" svg:x="14.313cm" svg:y="3.685cm" presentation:class="outline">
          <draw:text-box>
            <text:list text:style-name="L3">
              <text:list-header>
                <text:p text:style-name="P13"><text:span text:style-name="T12">Wahlrecht</text:span></text:p>
                <text:p text:style-name="P13"><text:span text:style-name="T13">Aktives Wahlrecht:</text:span></text:p>
                <text:list>
                  <text:list-item>
                    <text:p text:style-name="P13"><text:span text:style-name="T13">Mitarbeiter*inen unter 18 Jahren und Auszubildende unter 25 Jahren</text:span></text:p>
                  </text:list-item>
                </text:list>
                <text:p text:style-name="P13"><text:span text:style-name="T13">Passive Wahlrecht:</text:span></text:p>
                <text:list>
                  <text:list-item>
                    <text:p text:style-name="P13"><text:span text:style-name="T13">Mitarbeiter unter 25 Jahren und kein Betriebsratmitglied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34">
        <draw:frame presentation:style-name="pr10" draw:text-style-name="P9" draw:layer="layout" svg:width="25.199cm" svg:height="2.63cm" svg:x="1.4cm" svg:y="0.627cm" presentation:class="title">
          <draw:text-box>
            <text:p><text:span text:style-name="T14">Rechte</text:span> und <text:span text:style-name="T15">Pflichten</text:span></text:p>
          </draw:text-box>
        </draw:frame>
        <draw:frame presentation:style-name="pr11" draw:text-style-name="P8" draw:layer="layout" svg:width="8.113cm" svg:height="4.356cm" svg:x="1.4cm" svg:y="3.685cm" presentation:class="outline">
          <draw:text-box>
            <text:list text:style-name="L2">
              <text:list-header>
                <text:p text:style-name="P8"><text:span text:style-name="T16"/></text:p>
                <text:list>
                  <text:list-header>
                    <text:p text:style-name="P11"><text:span text:style-name="T5"/></text:p>
                    <text:p text:style-name="P11"><text:span text:style-name="T5"/></text:p>
                  </text:list-header>
                </text:list>
              </text:list-header>
            </text:list>
          </draw:text-box>
        </draw:frame>
        <draw:frame presentation:style-name="pr12" draw:text-style-name="P15" draw:layer="layout" svg:width="8.113cm" svg:height="4.356cm" svg:x="9.92cm" svg:y="3.144cm" presentation:class="outline" presentation:user-transformed="true">
          <draw:text-box>
            <text:list text:style-name="L3">
              <text:list-item>
                <text:p text:style-name="P14"><text:span text:style-name="T17">Anregungsrecht</text:span></text:p>
                <text:list>
                  <text:list-item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12" draw:text-style-name="P17" draw:layer="layout" svg:width="8.113cm" svg:height="4.356cm" svg:x="18.387cm" svg:y="3.644cm" presentation:class="outline" presentation:user-transformed="true">
          <draw:text-box>
            <text:list text:style-name="L3">
              <text:list-item>
                <text:p text:style-name="P16"><text:span text:style-name="T18">Kontrollpflicht</text:span></text:p>
                <text:list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draw:frame presentation:style-name="pr12" draw:text-style-name="P19" draw:layer="layout" svg:width="8.113cm" svg:height="4.356cm" svg:x="1.4cm" svg:y="8.456cm" presentation:class="outline" presentation:user-transformed="true">
          <draw:text-box>
            <text:list text:style-name="L3">
              <text:list-item>
                <text:p text:style-name="P18"><text:span text:style-name="T19">Recht auf Unterrichung</text:span></text:p>
                <text:list>
                  <text:list-item>
                    <text:p><text:span text:style-name="T20">Betriebs- und </text:span><text:span text:style-name="T20">Personalrat sind </text:span><text:span text:style-name="T20">aufgefordert den JAV zu </text:span><text:span text:style-name="T20">informieren</text:span></text:p>
                  </text:list-item>
                </text:list>
              </text:list-item>
            </text:list>
          </draw:text-box>
        </draw:frame>
        <draw:frame presentation:style-name="pr12" draw:text-style-name="P15" draw:layer="layout" svg:width="8.113cm" svg:height="4.356cm" svg:x="9.92cm" svg:y="8.456cm" presentation:class="outline" presentation:user-transformed="true">
          <draw:text-box>
            <text:list text:style-name="L3">
              <text:list-item>
                <text:p text:style-name="P14"><text:span text:style-name="T17">Sonderrechte</text:span></text:p>
                <text:list>
                  <text:list-item>
                    <text:p><text:span text:style-name="T20">Kostenlose Qualifikation</text:span></text:p>
                  </text:list-item>
                  <text:list-item>
                    <text:p><text:span text:style-name="T20">Freistellung für Ausübung des Amtes</text:span></text:p>
                  </text:list-item>
                  <text:list-item>
                    <text:p><text:span text:style-name="T20">Kostenlose Arbeitsmittel (Mit anträgen)</text:span></text:p>
                  </text:list-item>
                  <text:list-item>
                    <text:p><text:span text:style-name="T20">Sichere Übernahme</text:span></text:p>
                  </text:list-item>
                </text:list>
              </text:list-item>
            </text:list>
          </draw:text-box>
        </draw:frame>
        <draw:frame presentation:style-name="pr12" draw:text-style-name="P17" draw:layer="layout" svg:width="8.113cm" svg:height="4.356cm" svg:x="18.387cm" svg:y="8.644cm" presentation:class="outline" presentation:user-transformed="true">
          <draw:text-box>
            <text:list text:style-name="L3">
              <text:list-item>
                <text:p text:style-name="P16"><text:span text:style-name="T18">Geheimhaltungspflicht</text:span></text:p>
                <text:list>
                  <text:list-item>
                    <text:p><text:span text:style-name="T21">Nur Informationen die für das Unternehmen Wichtig sind und diese schaden könnte</text:span></text:p>
                  </text:list-item>
                </text:list>
              </text:list-item>
            </text:list>
          </draw:text-box>
        </draw:frame>
        <draw:frame presentation:style-name="pr12" draw:text-style-name="P21" draw:layer="layout" svg:width="8.113cm" svg:height="4.356cm" svg:x="1.807cm" svg:y="3.144cm" presentation:class="outline" presentation:user-transformed="true">
          <draw:text-box>
            <text:list text:style-name="L3">
              <text:list-item>
                <text:p text:style-name="P20"><text:span text:style-name="T17">Antragsrecht</text:span></text:p>
                <text:list>
                  <text:list-item>
                    <text:p><text:span text:style-name="T20">Wird vor dem </text:span><text:span text:style-name="T20">Arbeitgeber gegeben bei </text:span><text:span text:style-name="T20">Beschluss </text:span></text:p>
                  </text:list-item>
                </text:list>
                <text:p text:style-name="P20"><text:span text:style-name="T17"/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6" draw:text-style-name="P9" draw:layer="layout" svg:width="8.599cm" svg:height="9.134cm" svg:x="1.401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3" draw:text-style-name="P22" draw:layer="layout" svg:width="25.199cm" svg:height="3.6cm" svg:x="1.4cm" svg:y="0cm" presentation:class="title" presentation:user-transformed="true">
          <draw:text-box>
            <text:p>Aufgabe des Betriebsrats</text:p>
          </draw:text-box>
        </draw:frame>
        <draw:frame presentation:style-name="pr14" draw:text-style-name="P24" draw:layer="layout" svg:width="25.199cm" svg:height="7.65cm" svg:x="2cm" svg:y="5.35cm" presentation:class="outline" presentation:user-transformed="true">
          <draw:text-box>
            <text:list text:style-name="L4">
              <text:list-item>
                <text:p text:style-name="P23"><text:span text:style-name="T22">Nach dem Betriebsverfassungsgesetz nehmen die Betriebsräte allgemeine Aufgaben und erzwingbare Mitbestimmungsrechte wahr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5" draw:text-style-name="P25" draw:layer="layout" svg:width="25.199cm" svg:height="2.63cm" svg:x="1.4cm" svg:y="0.627cm" presentation:class="title">
          <draw:text-box>
            <text:p text:style-name="P25"><text:span text:style-name="T4">Quellenverzeichnis</text:span></text:p>
          </draw:text-box>
        </draw:frame>
        <draw:frame draw:style-name="gr3" draw:text-style-name="P26" draw:layer="layout" svg:width="18.053cm" svg:height="0.961cm" svg:x="1.447cm" svg:y="4.039cm">
          <draw:text-box>
            <text:p><text:span text:style-name="T14"><text:a xlink:href="https://www.betriebsrat.com/wissen/betriebsrat/mitbestimmung" xlink:type="simple">https://www.betriebsrat.com/wissen/betriebsrat/mitbestimmung</text:a>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3" draw:text-style-name="P28" draw:layer="layout" svg:width="19.5cm" svg:height="3cm" svg:x="1.5cm" svg:y="5.5cm">
          <draw:text-box>
            <text:p text:style-name="P27"><text:span text:style-name="T1">Betriebsrat + Jugend- und Auszubildendenvertretung (JAV):</text:span></text:p>
            <text:p text:style-name="P27"><text:span text:style-name="T1"><text:s/></text:span><text:span text:style-name="T14"><text:s text:c="59"/></text:span><text:span text:style-name="T14">https://youtu.be/jgU7OHc7ECM</text:span></text:p>
          </draw:text-box>
        </draw:frame>
        <draw:frame draw:style-name="gr3" draw:text-style-name="P28" draw:layer="layout" svg:width="23.5cm" svg:height="2.5cm" svg:x="1.5cm" svg:y="8.5cm">
          <draw:text-box>
            <text:p text:style-name="P29"><text:span text:style-name="T1">Jugend und Auszubildendenvertretung (JAV) - Aufgaben, Rechte, Pflichten, Wahl - </text:span><text:span text:style-name="T1">Ausbildung &amp; Studium:</text:span><text:span text:style-name="T14">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https://youtu.be/_BxocF3BLp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2H6M6S</meta:editing-duration>
    <meta:editing-cycles>56</meta:editing-cycles>
    <meta:generator>LibreOffice/7.4.3.2$Linux_X86_64 LibreOffice_project/1048a8393ae2eeec98dff31b5c133c5f1d08b890</meta:generator>
    <dc:title>Blueprint Plans</dc:title>
    <dc:date>2023-01-08T23:45:40.820298636</dc:date>
    <meta:document-statistic meta:object-count="93"/>
  </office:meta>
</office:document-meta>
</file>